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2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1d41a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3">
            <text:p>CHUNK2_CONTENT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4">
            <text:p>CHUNK_2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0x20000050</text:p>
          </table:table-cell>
          <table:table-cell table:number-columns-repeated="5"/>
          <table:covered-table-cell table:number-columns-repeated="3"/>
          <table:table-cell/>
          <table:covered-table-cell table:style-name="ce1"/>
          <table:covered-table-cell/>
          <table:table-cell/>
          <table:table-cell table:style-name="ce1" office:value-type="string" calcext:value-type="string" table:number-columns-spanned="3" table:number-rows-spanned="1">
            <text:p>CHUNK2_META_INFO</text:p>
          </table:table-cell>
          <table:covered-table-cell table:number-columns-repeated="2"/>
          <table:table-cell office:value-type="string" calcext:value-type="string">
            <text:p>0xFFFF0008</text:p>
          </table:table-cell>
        </table:table-row>
        <table:table-row table:style-name="ro1">
          <table:table-cell table:number-columns-repeated="9"/>
          <table:covered-table-cell table:style-name="ce1"/>
          <table:covered-table-cell table:number-columns-repeated="2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  <table:table-cell table:style-name="ce2" office:value-type="string" calcext:value-type="string">
            <text:p>0x20000074</text:p>
          </table:table-cell>
          <table:table-cell table:style-name="ce1" office:value-type="string" calcext:value-type="string" table:number-columns-spanned="3" table:number-rows-spanned="1">
            <text:p>CHUNK2_META_INFO</text:p>
          </table:table-cell>
          <table:covered-table-cell table:number-columns-repeated="2"/>
          <table:table-cell table:style-name="ce6" office:value-type="string" calcext:value-type="string">
            <text:p>BLOCK_SIZE CHUNK2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0x20000070</text:p>
          </table:table-cell>
          <table:table-cell table:style-name="ce1" office:value-type="string" calcext:value-type="string" table:number-columns-spanned="3" table:number-rows-spanned="3">
            <text:p>CHUNK1_CONTENT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4">
            <text:p>CHUNK_1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0x2000006C</text:p>
          </table:table-cell>
          <table:covered-table-cell table:number-columns-repeated="3"/>
          <table:table-cell/>
          <table:covered-table-cell table:style-name="ce1"/>
          <table:covered-table-cell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0x20000008</text:p>
          </table:table-cell>
          <table:table-cell office:value-type="string" calcext:value-type="string">
            <text:p>0x200000FG</text:p>
          </table:table-cell>
          <table:table-cell table:number-columns-repeated="3"/>
          <table:table-cell office:value-type="string" calcext:value-type="string">
            <text:p>0x20000068</text:p>
          </table:table-cell>
          <table:covered-table-cell table:style-name="ce1"/>
          <table:covered-table-cell table:number-columns-repeated="2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0x20000004</text:p>
          </table:table-cell>
          <table:table-cell table:style-name="ce2" office:value-type="string" calcext:value-type="string">
            <text:p>0x20000074</text:p>
          </table:table-cell>
          <table:table-cell table:number-columns-repeated="3"/>
          <table:table-cell office:value-type="string" calcext:value-type="string">
            <text:p>0x20000064</text:p>
          </table:table-cell>
          <table:table-cell table:style-name="ce1" office:value-type="string" calcext:value-type="string" table:number-columns-spanned="3" table:number-rows-spanned="1">
            <text:p>CHUNK1_META_INFO</text:p>
          </table:table-cell>
          <table:covered-table-cell table:number-columns-repeated="2"/>
          <table:table-cell table:style-name="ce6" office:value-type="string" calcext:value-type="string">
            <text:p>BLOCK_SIZE CHUNK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HUNK1_META_INFO</text:p>
          </table:table-cell>
          <table:covered-table-cell table:number-columns-repeated="2"/>
          <table:table-cell office:value-type="string" calcext:value-type="string">
            <text:p>0x12340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x20000000</text:p>
          </table:table-cell>
          <table:table-cell office:value-type="string" calcext:value-type="string">
            <text:p>NUM_OF_ENTR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x2000004C</text:p>
          </table:table-cell>
          <table:table-cell table:style-name="ce1" office:value-type="string" calcext:value-type="string" table:number-columns-spanned="3" table:number-rows-spanned="1">
            <text:p>ADDR_OF_HIGHEST_FREE_BLOCK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AHF</text:p>
          </table:table-cell>
          <table:covered-table-cell/>
          <table:table-cell table:number-columns-repeated="5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NUM_OF_ENTRIES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string" calcext:value-type="string" table:number-columns-spanned="3" table:number-rows-spanned="1">
            <text:p>ADDR_OF_HIGHEST_FREE_BLOCK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BASE + 0x4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0x20000004</text:p>
          </table:table-cell>
          <table:table-cell office:value-type="string" calcext:value-type="string">
            <text:p>JOURNALSTART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0x20000000</text:p>
          </table:table-cell>
          <table:table-cell office:value-type="string" calcext:value-type="string">
            <text:p>JOURNALMETA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GET_MEM(size: 0x8)</text:p>
          </table:table-cell>
          <table:covered-table-cell/>
          <table:table-cell table:number-columns-repeated="1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IF NUM_OF_ENTRIES =0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6" table:number-rows-spanned="1">
            <text:p>WRITE(AHF): 0x12340008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6" table:number-rows-spanned="1">
            <text:p>CHUNK_START = AHF + 0x4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6" table:number-rows-spanned="1">
            <text:p>WRITE(0x20000060): CHUNK_START + size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6" table:number-rows-spanned="1">
            <text:p>RETURN CHUNK_STAR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9"/>
          <table:table-cell table:style-name="ce5" office:value-type="string" calcext:value-type="string" table:number-columns-spanned="3" table:number-rows-spanned="1">
            <text:p>ELSE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4" table:number-rows-spanned="1">
            <text:p>LOOP MEM_JOURNA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1"/>
          <table:table-cell table:style-name="ce5" office:value-type="string" calcext:value-type="string" table:number-columns-spanned="4" table:number-rows-spanned="1">
            <text:p>IF ENTRY FITS SIZE:</text:p>
          </table:table-cell>
          <table:covered-table-cell table:style-name="ce5"/>
          <table:covered-table-cell table:number-columns-repeated="2"/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3" table:number-rows-spanned="1">
            <text:p>MARK_META: 0x12340008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3" table:number-rows-spanned="1">
            <text:p>JOURNAL_ENTRY: 0x00000000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5" table:number-rows-spanned="1">
            <text:p>MEM_CPY( ENTRY+0x04, ENTRY, NUM_OF_ENTRIES <text:s/>)</text:p>
          </table:table-cell>
          <table:covered-table-cell table:number-columns-repeated="2" table:style-name="ce4"/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3" table:number-rows-spanned="1">
            <text:p><text:s/>NUM_OF_ENTRIES - 1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3" table:number-rows-spanned="1">
            <text:p>RETURN ENTRY + 0x04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number-columns-repeated="11"/>
          <table:table-cell table:style-name="ce5" office:value-type="string" calcext:value-type="string" table:number-columns-spanned="4" table:number-rows-spanned="1">
            <text:p>ELSE</text:p>
          </table:table-cell>
          <table:covered-table-cell table:style-name="ce5"/>
          <table:covered-table-cell table:number-columns-repeated="2"/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5" table:number-rows-spanned="1">
            <text:p>WRITE(AHF): 0x12340008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5" table:number-rows-spanned="1">
            <text:p>CHUNK_START = AHF + 0x4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5" table:number-rows-spanned="1">
            <text:p>WRITE(0x20000060): CHUNK_START + size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5" table:number-rows-spanned="1">
            <text:p>RETURN CHUNK_START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FREE(self.adress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6" table:number-rows-spanned="1">
            <text:p>WRITE(self.adress): 0xFFFF0008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6" table:number-rows-spanned="1">
            <text:p>JOURNAL.ADD(self.adress):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4" table:number-rows-spanned="1">
            <text:p>JOURNALSTART + NUM_OF_ENTRIES * 0x04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4" table:number-rows-spanned="1">
            <text:p>NUM_OF_ENTRIES += 1</text:p>
          </table:table-cell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08:45:31.0082661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1:14:04.884794157</meta:creation-date>
    <meta:generator>LibreOffice/7.2.6.2$Linux_X86_64 LibreOffice_project/20$Build-2</meta:generator>
    <dc:date>2022-04-18T08:48:48.098302965</dc:date>
    <meta:editing-duration>PT37M26S</meta:editing-duration>
    <meta:editing-cycles>25</meta:editing-cycles>
    <meta:document-statistic meta:table-count="1" meta:cell-count="61" meta:object-count="0"/>
  </office:meta>
</office:document-meta>
</file>